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E00000155D0612B27A1E80A8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2.434cm" fo:min-width="0.989cm"/>
    </style:style>
    <style:style style:name="gr3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2.435cm" fo:min-width="0.987cm"/>
    </style:style>
    <style:style style:name="gr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408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2.302cm"/>
    </style:style>
    <style:style style:name="gr11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2.301cm"/>
    </style:style>
    <style:style style:name="gr14" style:family="graphic" style:parent-style-name="standard">
      <style:graphic-properties svg:stroke-color="#000000" draw:fill-color="#3465a4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cc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text-position="0% 100%" fo:font-size="25.7999992370605pt"/>
    </style:style>
    <style:style style:name="P6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-color="#cc0000"/>
      <style:paragraph-properties fo:text-align="center"/>
    </style:style>
    <style:style style:name="T1" style:family="text">
      <style:text-properties fo:color="#4e9a06" style:text-position="0% 100%" style:font-name="Liberation Sans1" fo:font-size="25.7999992370605pt" style:font-name-asian="Liberation Sans1" style:font-name-complex="Liberation Sans1"/>
    </style:style>
    <style:style style:name="T2" style:family="text">
      <style:text-properties fo:color="#4e9a06" style:text-position="-33% 58%" style:font-name="Liberation Sans1" fo:font-size="25.7999992370605pt" fo:font-weight="bold" style:font-name-asian="Liberation Sans1" style:font-weight-asian="bold" style:font-name-complex="Liberation Sans1" style:font-weight-complex="bold"/>
    </style:style>
    <style:style style:name="T3" style:family="text">
      <style:text-properties style:text-position="0% 100%" style:font-name="Liberation Sans1" fo:font-size="25.7999992370605pt" style:font-name-asian="Liberation Sans1" style:font-name-complex="Liberation Sans1"/>
    </style:style>
    <style:style style:name="T4" style:family="text">
      <style:text-properties fo:color="#f57900" style:text-position="0% 100%" style:font-name="Liberation Sans1" fo:font-size="25.7999992370605pt" style:font-name-asian="Liberation Sans1" style:font-name-complex="Liberation Sans1"/>
    </style:style>
    <style:style style:name="T5" style:family="text">
      <style:text-properties fo:color="#f57900" style:text-position="-33% 58%" style:font-name="Liberation Sans1" fo:font-size="25.7999992370605pt" fo:font-weight="bold" style:font-name-asian="Liberation Sans1" style:font-weight-asian="bold" style:font-name-complex="Liberation Sans1" style:font-weight-complex="bold"/>
    </style:style>
    <style:style style:name="T6" style:family="text">
      <style:text-properties style:font-name="Liberation Sans1" fo:font-size="25.7999992370605pt" fo:font-weight="bold" style:font-name-asian="Liberation Sans1" style:font-weight-asian="bold" style:font-name-complex="Liberation Sans1" style:font-weight-complex="bold"/>
    </style:style>
    <style:style style:name="T7" style:family="text">
      <style:text-properties style:font-name="Liberation Sans" fo:font-size="25.7999992370605pt" fo:font-weight="bold" style:font-name-asian="Liberation Sans1" style:font-weight-asian="bold" style:font-name-complex="Liberation Sans1" style:font-weight-complex="bold"/>
    </style:style>
    <style:style style:name="T8" style:family="text">
      <style:text-properties fo:font-size="25.799999237060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585cm" presentation:class="subtitle" presentation:placeholder="true" presentation:user-transformed="true">
          <draw:text-box/>
        </draw:frame>
        <draw:frame draw:style-name="gr1" draw:text-style-name="P2" draw:layer="layout" svg:width="9.693cm" svg:height="9.017cm" svg:x="-2.794cm" svg:y="5.715cm">
          <draw:image xlink:href="Pictures/100002010000016E00000155D0612B27A1E80A81.png" xlink:type="simple" xlink:show="embed" xlink:actuate="onLoad">
            <text:p/>
          </draw:image>
        </draw:frame>
        <draw:custom-shape draw:style-name="gr2" draw:text-style-name="P3" draw:layer="layout" svg:width="2.105cm" svg:height="3.796cm" svg:x="13.065cm" svg:y="7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103cm" svg:height="3.797cm" svg:x="16.853cm" svg:y="7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" draw:text-style-name="P4" draw:layer="layout" svg:width="3.768cm" svg:height="1.283cm" draw:transform="skewX (0.0563741348394169) rotate (-1.36345121165797) translate (24.5314226452684cm 6.08280384049837cm)" svg:viewBox="0 0 3769 1284" svg:d="M3769 783c-1653 1477-3769-783-3769-783">
            <text:p/>
          </draw:path>
          <draw:path draw:style-name="gr4" draw:text-style-name="P4" draw:layer="layout" svg:width="3.762cm" svg:height="1.297cm" draw:transform="skewX (-0.0633554518473941) rotate (1.35716802635079) translate (23.6839710870495cm 9.76949231362735cm)" svg:viewBox="0 0 3763 1298" svg:d="M0 804c1650 1468 3763-804 3763-804">
            <text:p/>
          </draw:path>
          <draw:line draw:style-name="gr4" draw:text-style-name="P4" draw:layer="layout" svg:x1="24.482cm" svg:y1="6.092cm" svg:x2="23.731cm" svg:y2="4.826cm">
            <text:p/>
          </draw:line>
          <draw:line draw:style-name="gr4" draw:text-style-name="P4" draw:layer="layout" svg:x1="24.481cm" svg:y1="6.24cm" svg:x2="25.233cm" svg:y2="4.826cm">
            <text:p/>
          </draw:line>
          <draw:line draw:style-name="gr4" draw:text-style-name="P4" draw:layer="layout" svg:x1="23.731cm" svg:y1="4.826cm" svg:x2="25.233cm" svg:y2="4.826cm">
            <text:p/>
          </draw:line>
        </draw:g>
        <draw:line draw:style-name="gr5" draw:text-style-name="P4" draw:layer="layout" svg:x1="23.88cm" svg:y1="9.255cm" svg:x2="13.066cm" svg:y2="9.255cm">
          <text:p/>
        </draw:line>
        <draw:line draw:style-name="gr6" draw:text-style-name="P4" draw:layer="layout" svg:x1="14.117cm" svg:y1="7.358cm" svg:x2="23.88cm" svg:y2="9.257cm">
          <text:p/>
        </draw:line>
        <draw:line draw:style-name="gr6" draw:text-style-name="P4" draw:layer="layout" svg:x1="14.117cm" svg:y1="11.154cm" svg:x2="23.88cm" svg:y2="9.255cm">
          <text:p/>
        </draw:line>
        <draw:line draw:style-name="gr7" draw:text-style-name="P4" draw:layer="layout" svg:x1="17.873cm" svg:y1="7.358cm" svg:x2="23.881cm" svg:y2="9.257cm">
          <text:p/>
        </draw:line>
        <draw:line draw:style-name="gr7" draw:text-style-name="P4" draw:layer="layout" svg:x1="17.873cm" svg:y1="11.154cm" svg:x2="23.881cm" svg:y2="9.255cm">
          <text:p/>
        </draw:line>
        <draw:path draw:style-name="gr6" draw:text-style-name="P4" draw:layer="layout" svg:width="1.45cm" svg:height="1.011cm" draw:transform="skewX (-0.150272848596712) rotate (-2.23297424500155) translate (20.5673815802236cm 8.89859483792646cm)" svg:viewBox="0 0 1451 1012" svg:d="M0 1012c968 6 1451-1012 1451-1012">
          <text:p/>
        </draw:path>
        <draw:path draw:style-name="gr7" draw:text-style-name="P4" draw:layer="layout" svg:width="1.818cm" svg:height="1.114cm" draw:transform="skewX (0.150272848596712) rotate (-2.08200326470404) translate (21.2738768857432cm 8.81030520727032cm)" svg:viewBox="0 0 1819 1115" svg:d="M0 1115c1212 9 1819-1115 1819-1115">
          <text:p/>
        </draw:path>
        <draw:frame draw:style-name="gr8" draw:text-style-name="P5" draw:layer="layout" svg:width="1.951cm" svg:height="1.658cm" svg:x="19.224cm" svg:y="10.702cm">
          <draw:text-box>
            <text:p><text:span text:style-name="T1">θ</text:span><text:span text:style-name="T2">1</text:span><text:span text:style-name="T3"> </text:span></text:p>
          </draw:text-box>
        </draw:frame>
        <draw:frame draw:style-name="gr8" draw:text-style-name="P5" draw:layer="layout" svg:width="1.952cm" svg:height="1.658cm" svg:x="20.524cm" svg:y="10.503cm">
          <draw:text-box>
            <text:p><text:span text:style-name="T4">θ</text:span><text:span text:style-name="T5">2</text:span><text:span text:style-name="T3"> </text:span></text:p>
          </draw:text-box>
        </draw:frame>
        <draw:line draw:style-name="gr9" draw:text-style-name="P4" draw:layer="layout" svg:x1="12.315cm" svg:y1="16.978cm" svg:x2="12.315cm" svg:y2="11.914cm">
          <text:p/>
        </draw:line>
        <draw:line draw:style-name="gr9" draw:text-style-name="P4" draw:layer="layout" svg:x1="12.316cm" svg:y1="16.979cm" svg:x2="22.529cm" svg:y2="16.979cm">
          <text:p/>
        </draw:line>
        <draw:frame draw:style-name="gr10" draw:text-style-name="P6" draw:layer="layout" svg:width="2.253cm" svg:height="2.552cm" svg:x="8.59cm" svg:y="14.084cm">
          <draw:text-box>
            <text:p><text:span text:style-name="T6">θ</text:span><text:span text:style-name="T7">(t)</text:span></text:p>
          </draw:text-box>
        </draw:frame>
        <draw:path draw:style-name="gr4" draw:text-style-name="P4" draw:layer="layout" svg:width="7.509cm" svg:height="3.67cm" svg:x="12.316cm" svg:y="12.553cm" svg:viewBox="0 0 7510 3671" svg:d="M0 3671c5257 0 7510-3671 7510-3671">
          <text:p/>
        </draw:path>
        <draw:line draw:style-name="gr11" draw:text-style-name="P4" draw:layer="layout" svg:x1="17.873cm" svg:y1="14.706cm" svg:x2="12.316cm" svg:y2="14.706cm">
          <text:p/>
        </draw:line>
        <draw:line draw:style-name="gr12" draw:text-style-name="P4" draw:layer="layout" svg:x1="14.118cm" svg:y1="16.097cm" svg:x2="12.316cm" svg:y2="16.097cm">
          <text:p/>
        </draw:line>
        <draw:line draw:style-name="gr9" draw:text-style-name="P4" draw:layer="layout" svg:x1="14.117cm" svg:y1="6.599cm" svg:x2="17.872cm" svg:y2="6.599cm">
          <text:p/>
        </draw:line>
        <draw:frame draw:style-name="gr8" draw:text-style-name="P5" draw:layer="layout" svg:width="1.952cm" svg:height="1.658cm" svg:x="11.263cm" svg:y="15.59cm">
          <draw:text-box>
            <text:p><text:span text:style-name="T1">θ</text:span><text:span text:style-name="T2">1</text:span><text:span text:style-name="T3"> </text:span></text:p>
          </draw:text-box>
        </draw:frame>
        <draw:frame draw:style-name="gr8" draw:text-style-name="P5" draw:layer="layout" svg:width="1.952cm" svg:height="1.658cm" svg:x="11.263cm" svg:y="14.198cm">
          <draw:text-box>
            <text:p><text:span text:style-name="T4">θ</text:span><text:span text:style-name="T5">2</text:span><text:span text:style-name="T3"> </text:span></text:p>
          </draw:text-box>
        </draw:frame>
        <draw:frame draw:style-name="gr13" draw:text-style-name="P6" draw:layer="layout" svg:width="8.666cm" svg:height="2.551cm" svg:x="10.922cm" svg:y="5.103cm">
          <draw:text-box>
            <text:p><text:span text:style-name="T8">Looming object</text:span></text:p>
          </draw:text-box>
        </draw:frame>
        <draw:custom-shape draw:style-name="gr14" draw:text-style-name="P7" draw:layer="layout" svg:width="0.357cm" svg:height="0.298cm" svg:x="24.309cm" svg:y="8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8" draw:layer="layout" svg:width="0.356cm" svg:height="0.299cm" svg:x="24.829cm" svg:y="7.8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16" draw:text-style-name="P4" draw:layer="layout" svg:width="1.618cm" svg:height="0.621cm" draw:transform="skewX (-0.157428698529889) rotate (0.457276264022514) translate (23.6238245426494cm 8.89433257642799cm)" svg:viewBox="0 0 1619 622" svg:d="M0 440c1180 588 1619-440 1619-440">
          <text:p/>
        </draw:path>
        <draw:path draw:style-name="gr16" draw:text-style-name="P4" draw:layer="layout" svg:width="0.627cm" svg:height="0.222cm" draw:transform="rotate (1.5707963267949) translate (24.665567881117cm 9.00450479478232cm)" svg:viewBox="0 0 628 223" svg:d="M0 223c628 0 628-223 628-223">
          <text:p/>
        </draw:path>
        <draw:path draw:style-name="gr16" draw:text-style-name="P4" draw:layer="layout" svg:width="0.255cm" svg:height="0.346cm" draw:transform="rotate (1.5707963267949) translate (24.4808272225316cm 8.19061199985715cm)" svg:viewBox="0 0 256 347" svg:d="M0 0c381 0 224 347 224 347">
          <text:p/>
        </draw:path>
        <draw:line draw:style-name="gr5" draw:text-style-name="P4" draw:layer="layout" svg:x1="14.07cm" svg:y1="16.979cm" svg:x2="14.07cm" svg:y2="9.258cm">
          <text:p/>
        </draw:line>
        <draw:line draw:style-name="gr5" draw:text-style-name="P4" draw:layer="layout" svg:x1="17.87cm" svg:y1="16.98cm" svg:x2="17.87cm" svg:y2="9.259cm">
          <text:p/>
        </draw:lin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16E00000155D0612B27A1E80A81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0:36:45.838724687</meta:creation-date>
    <dc:date>2018-03-21T11:07:49.786859371</dc:date>
    <meta:editing-duration>PT19M29S</meta:editing-duration>
    <meta:editing-cycles>1</meta:editing-cycles>
    <meta:document-statistic meta:object-count="60"/>
    <meta:generator>LibreOffice/5.2.7.2$Linux_X86_64 LibreOffice_project/20m0$Build-2</meta:generator>
  </office:meta>
</office:document-meta>
</file>